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F6000002374607090E.png" manifest:media-type="image/png"/>
  <manifest:file-entry manifest:full-path="meta.xml" manifest:media-type="text/xml"/>
  <manifest:file-entry manifest:full-path="Versions/Version1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VersionList.xml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1" draw:name="graphics1" text:anchor-type="paragraph" svg:x="0.0102in" svg:y="0.5118in" svg:width="10.1181in" svg:height="5.0854in" draw:z-index="0"><draw:image xlink:href="Pictures/10000201000003F6000002374607090E.png" xlink:type="simple" xlink:show="embed" xlink:actuate="onLoad"/></draw:frame>Login Process for Manag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in" fo:margin-bottom="0.0835in" style:shadow="non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" text:suffix="" text:numbered-entries="true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5.0313in" style:rel-column-width="32587*"/>
    </style:style>
    <style:style style:name="Table2.B" style:family="table-column">
      <style:table-column-properties style:column-width="5.0868in" style:rel-column-width="32948*"/>
    </style:style>
    <style:style style:name="Table2.1" style:family="table-row">
      <style:table-row-properties style:min-row-height="0.25in" fo:keep-together="always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3.3729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MP1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MP2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Table_20_Contents">
      <style:text-properties fo:font-size="10pt" style:font-size-asian="10pt" style:font-size-complex="10pt"/>
    </style:style>
    <style:style style:name="M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MP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11.6929in" fo:page-height="8.2681in" style:num-format="1" style:print-orientation="landscape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style:dynamic-spacing="false"/>
      </style:header-style>
      <style:footer-style>
        <style:header-footer-properties fo:min-height="0.2402in" fo:margin-left="0in" fo:margin-right="0in" fo:margin-top="0.2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Bern University of Applied Sciences</text:p>
            </table:table-cell>
            <table:table-cell table:style-name="Table2.B1" office:value-type="string">
              <text:p text:style-name="MP2">Login Process</text:p>
            </table:table-cell>
          </table:table-row>
        </table:table>
      </style:header>
      <style:footer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MP3">Version 0.1</text:p>
            </table:table-cell>
            <table:table-cell table:style-name="Table1.A1" office:value-type="string">
              <text:p text:style-name="MP4"><text:page-number text:select-page="current">1</text:page-number>/<text:page-count>1</text:page-count></text:p>
            </table:table-cell>
            <table:table-cell table:style-name="Table1.C1" office:value-type="string">
              <text:p text:style-name="MP5"><text:date style:data-style-name="N37" text:date-value="2014-11-13T11:53:50" text:fixed="true">11/13/14</text:date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>
      <style:header>
        <text:p text:style-name="Header"/>
      </style:header>
      <style:footer>
        <text:p text:style-name="Footer"/>
      </style:footer>
    </style:master-page>
    <style:master-page style:name="Footnote" style:page-layout-name="Mpm4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10:44:05</meta:creation-date>
    <dc:date>2014-12-03T15:45:02</dc:date>
    <meta:editing-duration>PT1H27M22S</meta:editing-duration>
    <meta:editing-cycles>23</meta:editing-cycles>
    <meta:generator>LibreOffice/3.5$Linux_X86_64 LibreOffice_project/350m1$Build-2</meta:generator>
    <meta:document-statistic meta:table-count="2" meta:image-count="1" meta:object-count="0" meta:page-count="1" meta:paragraph-count="6" meta:word-count="15" meta:character-count="95" meta:non-whitespace-character-count="86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Florian" VL:creator="" dc:date-time="2014-11-13T12:12:53"/>
</VL:version-list>
</file>